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á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2" style:parent-style-name="Normá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3" style:parent-style-name="Normál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4" style:parent-style-name="Normá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" style:parent-style-name="Normál" style:family="paragraph">
      <style:paragraph-properties fo:text-align="justify"/>
    </style:style>
    <style:style style:name="T6" style:parent-style-name="Bekezdésalapbetűtípusa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7" style:parent-style-name="Bekezdésalapbetűtípusa" style:family="text">
      <style:text-properties style:font-name="Times New Roman" style:font-name-complex="Times New Roman" fo:font-size="14pt" style:font-size-asian="14pt" style:font-size-complex="14pt"/>
    </style:style>
    <style:style style:name="T8" style:parent-style-name="Bekezdésalapbetűtípusa" style:family="text">
      <style:text-properties style:font-name="Times New Roman" style:font-name-complex="Times New Roman" fo:font-size="14pt" style:font-size-asian="14pt" style:font-size-complex="14pt"/>
    </style:style>
    <style:style style:name="T9" style:parent-style-name="Bekezdésalapbetűtípusa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" style:parent-style-name="Bekezdésalapbetűtípusa" style:family="text">
      <style:text-properties style:font-name="Times New Roman" style:font-name-complex="Times New Roman" fo:font-size="14pt" style:font-size-asian="14pt" style:font-size-complex="14pt"/>
    </style:style>
    <style:style style:name="T11" style:parent-style-name="Bekezdésalapbetűtípusa" style:family="text">
      <style:text-properties style:font-name="Times New Roman" style:font-name-complex="Times New Roman" fo:font-size="14pt" style:font-size-asian="14pt" style:font-size-complex="14pt"/>
    </style:style>
    <style:style style:name="T12" style:parent-style-name="Bekezdésalapbetűtípusa" style:family="text">
      <style:text-properties style:font-name="Times New Roman" style:font-name-complex="Times New Roman" fo:font-size="14pt" style:font-size-asian="14pt" style:font-size-complex="14pt"/>
    </style:style>
    <style:style style:name="P13" style:parent-style-name="Normál" style:family="paragraph">
      <style:paragraph-properties fo:text-align="justify"/>
    </style:style>
    <style:style style:name="T14" style:parent-style-name="Bekezdésalapbetűtípusa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5" style:parent-style-name="Bekezdésalapbetűtípusa" style:family="text">
      <style:text-properties style:font-name="Times New Roman" style:font-name-complex="Times New Roman" fo:font-size="14pt" style:font-size-asian="14pt" style:font-size-complex="14pt"/>
    </style:style>
    <style:style style:name="T16" style:parent-style-name="Bekezdésalapbetűtípusa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7" style:parent-style-name="Bekezdésalapbetűtípusa" style:family="text">
      <style:text-properties style:font-name="Times New Roman" style:font-name-complex="Times New Roman" fo:font-size="14pt" style:font-size-asian="14pt" style:font-size-complex="14pt"/>
    </style:style>
    <style:style style:name="T18" style:parent-style-name="Bekezdésalapbetűtípusa" style:family="text">
      <style:text-properties style:font-name="Times New Roman" style:font-name-complex="Times New Roman" fo:font-size="14pt" style:font-size-asian="14pt" style:font-size-complex="14pt"/>
    </style:style>
    <style:style style:name="T19" style:parent-style-name="Bekezdésalapbetűtípusa" style:family="text">
      <style:text-properties style:font-name="Times New Roman" style:font-name-complex="Times New Roman" fo:font-size="14pt" style:font-size-asian="14pt" style:font-size-complex="14pt"/>
    </style:style>
    <style:style style:name="T20" style:parent-style-name="Bekezdésalapbetűtípusa" style:family="text">
      <style:text-properties style:font-name="Times New Roman" style:font-name-complex="Times New Roman" fo:font-size="14pt" style:font-size-asian="14pt" style:font-size-complex="14pt"/>
    </style:style>
    <style:style style:name="T21" style:parent-style-name="Bekezdésalapbetűtípusa" style:family="text">
      <style:text-properties style:font-name="Times New Roman" style:font-name-complex="Times New Roman" fo:font-size="14pt" style:font-size-asian="14pt" style:font-size-complex="14pt"/>
    </style:style>
    <style:style style:name="P22" style:parent-style-name="Normál" style:family="paragraph">
      <style:paragraph-properties fo:text-align="justify"/>
    </style:style>
    <style:style style:name="T23" style:parent-style-name="Bekezdésalapbetűtípusa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" style:parent-style-name="Bekezdésalapbetűtípusa" style:family="text">
      <style:text-properties style:font-name="Times New Roman" style:font-name-complex="Times New Roman" fo:font-size="14pt" style:font-size-asian="14pt" style:font-size-complex="14pt"/>
    </style:style>
    <style:style style:name="T25" style:parent-style-name="Bekezdésalapbetűtípusa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6" style:parent-style-name="Bekezdésalapbetűtípusa" style:family="text">
      <style:text-properties style:font-name="Times New Roman" style:font-name-complex="Times New Roman" fo:font-size="14pt" style:font-size-asian="14pt" style:font-size-complex="14pt"/>
    </style:style>
    <style:style style:name="P27" style:parent-style-name="Normál" style:family="paragraph">
      <style:paragraph-properties fo:text-align="justify"/>
    </style:style>
    <style:style style:name="T28" style:parent-style-name="Bekezdésalapbetűtípusa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9" style:parent-style-name="Bekezdésalapbetűtípusa" style:family="text">
      <style:text-properties style:font-name="Times New Roman" style:font-name-complex="Times New Roman" fo:font-size="14pt" style:font-size-asian="14pt" style:font-size-complex="14pt"/>
    </style:style>
    <style:style style:name="T30" style:parent-style-name="Bekezdésalapbetűtípusa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1" style:parent-style-name="Bekezdésalapbetűtípusa" style:family="text">
      <style:text-properties style:font-name="Times New Roman" style:font-name-complex="Times New Roman" fo:font-size="14pt" style:font-size-asian="14pt" style:font-size-complex="14pt"/>
    </style:style>
    <style:style style:name="T32" style:parent-style-name="Bekezdésalapbetűtípusa" style:family="text">
      <style:text-properties style:font-name="Times New Roman" style:font-name-complex="Times New Roman" fo:font-size="14pt" style:font-size-asian="14pt" style:font-size-complex="14pt"/>
    </style:style>
    <style:style style:name="P33" style:parent-style-name="Normál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4" style:parent-style-name="Normál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5" style:parent-style-name="Normá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36" style:parent-style-name="Normá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37" style:parent-style-name="Normá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38" style:parent-style-name="Normá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39" style:parent-style-name="Normál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40" style:parent-style-name="Normál" style:family="paragraph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</office:automatic-styles>
  <office:body>
    <office:text text:use-soft-page-breaks="true">
      <text:p text:style-name="P1">VR</text:p>
      <text:p text:style-name="P2"/>
      <text:p text:style-name="P3">A mi projektünk a VR-ról szól. Bemutatjuk a technológiával kapcsolatos minden fontos információt és<text:s/>előadjuk a róla szóló lényeges dolgokat.</text:p>
      <text:p text:style-name="P4"/>
      <text:p text:style-name="P5"><text:span text:style-name="T6">Első hét</text:span><text:span text:style-name="T7">en</text:span><text:span text:style-name="T8"><text:s/>mindenki az<text:s/></text:span><text:span text:style-name="T9">adatgyűjtés</text:span><text:span text:style-name="T10">en dolgozik. Angi információkat keres a VR technológiáról, Dorina hozzá kapcsolódó képeket keres, Zoli pedig szintén hozzá kapcsolódó<text:s/></text:span><text:span text:style-name="T11">videót/</text:span><text:span text:style-name="T12">videókat.<text:s/></text:span></text:p>
      <text:p text:style-name="P13"><text:span text:style-name="T14">Második hét</text:span><text:span text:style-name="T15">en mindenki a<text:s/></text:span><text:span text:style-name="T16">kidolgozás</text:span><text:span text:style-name="T17">t</text:span><text:span text:style-name="T18"><text:s/></text:span><text:span text:style-name="T19">csinálja</text:span><text:span text:style-name="T20">. Angi a PPT-be való szöveget illeszti be, Dorina a képeket és Zoli a videót</text:span><text:span text:style-name="T21">/videókat.<text:s/></text:span></text:p>
      <text:p text:style-name="P22"><text:span text:style-name="T23">Harmadik hét</text:span><text:span text:style-name="T24">en mindenki a</text:span><text:span text:style-name="T25"><text:s/>tanulás</text:span><text:span text:style-name="T26">ra fókuszál. Angi a szöveget elemzi, Dorina a képekről és Zoli a videó/videókról fog bővebben beszélni.<text:s/></text:span></text:p>
      <text:p text:style-name="P27"><text:span text:style-name="T28">Negyedik hét</text:span><text:span text:style-name="T29">en mindenki a<text:s/></text:span><text:span text:style-name="T30">beadás</text:span><text:span text:style-name="T31">ra készül.<text:s/></text:span><text:span text:style-name="T32">Angi le ellenőrzi az előadás szövegét, Dorina a képeket és Zoli a videót/videókat.</text:span></text:p>
      <text:p text:style-name="P33"/>
      <text:p text:style-name="P34">A projekten a saját feladatán kívül mindenki segít a másik feladatában, ha szükséges. Ha változás történik bármivel kapcsolatban arról mindenképp beszámolunk.<text:s/></text:p>
      <text:p text:style-name="P35"/>
      <text:p text:style-name="P36"/>
      <text:p text:style-name="P37"/>
      <text:p text:style-name="P38"><text:s/></text:p>
      <text:p text:style-name="P39"/>
      <text:p text:style-name="P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géla Kovács</meta:initial-creator>
    <dc:creator>Angéla Kovács</dc:creator>
    <meta:creation-date>2023-03-15T18:28:00Z</meta:creation-date>
    <dc:date>2023-03-15T19:03:00Z</dc:date>
    <meta:template xlink:href="Normal" xlink:type="simple"/>
    <meta:editing-cycles>1</meta:editing-cycles>
    <meta:editing-duration>PT2100S</meta:editing-duration>
    <meta:document-statistic meta:page-count="1" meta:paragraph-count="1" meta:word-count="113" meta:character-count="896" meta:row-count="6" meta:non-whitespace-character-count="784"/>
  </office:meta>
</office:document-meta>
</file>